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S – MÁQUINAS DE ESTADO</text:p>
      <text:p text:style-name="P2"/>
      <text:p text:style-name="P1">Exercício 1</text:p>
      <text:p text:style-name="P3">Objetivo: projetar uma máquinas de estado capazes de reconhecer sequências específicas de caracteres</text:p>
      <text:p text:style-name="P4"/>
      <text:p text:style-name="P4">a) Desenhe uma máquina de estados capaz de reconhecer a cadeia de caraceres “FEEC”. Marque o estado inicial e os estados que significam “aceitar cadeia”.</text:p>
      <text:p text:style-name="P4">b) Desenhe uma máquina de estados capaz de reconhecer a cadeia de caraceres “feec”</text:p>
      <text:p text:style-name="P4">c) Desenhe uma máquina de estados capaz de reconhecer as cadeias “FEEC” e “feec”</text:p>
      <text:p text:style-name="P4">d) Desenhe uma máquina de estados capaz de reconhecer as cadeia “FEEC” sem sensibilidade a maiúsculas e minúsculas, ou seja, “FeEc” também é uma cadeia válida.</text:p>
      <text:p text:style-name="P4"/>
      <text:p text:style-name="P6">Exercício 2</text:p>
      <text:p text:style-name="P3">Objetivo: incorporar caracteres opcionais na máquina de estados</text:p>
      <text:p text:style-name="P4"/>
      <text:p text:style-name="P4">a) Projete uma máquina de estados capaz de reconhecer a cadeia “FEEC”, mas de tal forma que o “C” seja opcional, ou seja, “FEE” também é uma cadeia válida.</text:p>
      <text:p text:style-name="P4">b) Projete uma máquina de estados capaz de reconhecer todas as variações de “FEEC” com qualquer número de espaços entre as letras (ou seja: “F e <text:s text:c="5"/>E C” é uma cadeia válida)</text:p>
      <text:p text:style-name="P4"/>
      <text:p text:style-name="P6">Exercício 3</text:p>
      <text:p text:style-name="P3">Objetivo: definir máquinas de estado usando categorias de caracteres</text:p>
      <text:p text:style-name="P4"/>
      <text:p text:style-name="P4">a) Projete uma máquina de estados capaz de reconhecer qualquer sequência de caracteres que represente um número inteiro.</text:p>
      <text:p text:style-name="P4">b) Projete uma máquina de estados capaz de reconhecer qualquer sequência de caraceres que represente um número escrito como ponto flutuante.</text:p>
      <text:p text:style-name="P4">c) Projete uma máquina de estados capaz de reconhecer qualquer sigla válida (não necessariamente existente) de disciplinas da Unicamp.</text:p>
      <text:p text:style-name="P4"/>
      <text:p text:style-name="P6">Exercício 4</text:p>
      <text:p text:style-name="P3">Objetivo: aplicar máquinas de estado para reconhecimento em processos reais</text:p>
      <text:p text:style-name="P4"/>
      <text:p text:style-name="P5">Projete uma máquina de estados que deve identificar se uma sequência de caracteres corresponde a um e-mail da DAC de um aluno da Unicamp (verifique se o formato da sequência de caracteres é válido, não se o e-mail é existente).</text:p>
      <text:p text:style-name="P5"/>
      <text:p text:style-name="P5"/>
      <text:p text:style-name="P6">Exercício 5</text:p>
      <text:p text:style-name="P3">Objetivo: entender como implementar máquinas de estado em C</text:p>
      <text:p text:style-name="P4"/>
      <text:p text:style-name="P4">a) Leia o código state_machine/state_machine.c. Ele implementa uma máquina de estados. Identifique quais são os estados e quais são as condições de transição entre eles.</text:p>
      <text:p text:style-name="P4"/>
      <text:p text:style-name="P4">b) Modifique o código para que, ao invés de encontrar números inteiros, ele encontre vogais.</text:p>
      <text:p text:style-name="P4"/>
      <text:p text:style-name="P4">c) Leia o código <text:s/>state_machine/state_machine2.c. Quais são os estados e quais são as condições de transição entre eles?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2-21T11:00:45.189144913</meta:creation-date>
    <dc:date>2019-02-26T22:26:34</dc:date>
    <meta:editing-duration>PT35M15S</meta:editing-duration>
    <meta:editing-cycles>4</meta:editing-cycles>
    <meta:generator>OpenOffice.org/3.3$Unix OpenOffice.org_project/330m20$Build-9567</meta:generator>
    <meta:document-statistic meta:table-count="0" meta:image-count="0" meta:object-count="0" meta:page-count="1" meta:paragraph-count="24" meta:word-count="372" meta:character-count="2257"/>
    <dc:creator>Tiago Tavares</dc:creator>
  </office:meta>
</office:document-meta>
</file>